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to reverse a String in Java?</text:p>
      <text:p text:style-name="Standard">How to swap two numbers without using a third variable?</text:p>
      <text:p text:style-name="Standard">Java Program to check if a vowel is present in the string?</text:p>
      <text:p text:style-name="Standard">Java program to check if the given number is Prime?</text:p>
      <text:p text:style-name="Standard">Fibonacci Series using recursion</text:p>
      <text:p text:style-name="Standard">Check if a List of integers contains only odd numbers?</text:p>
      <text:p text:style-name="Standard">Palindrome Check</text:p>
      <text:p text:style-name="Standard">How to remove Whitespaces from String</text:p>
      <text:p text:style-name="Standard">How to remove leading and trailing whitespaces from a string?</text:p>
      <text:p text:style-name="Standard">Sorting an array in Java?</text:p>
      <text:p text:style-name="Standard">How to Create a Deadlock Scenario Programmatically?</text:p>
      <text:p text:style-name="Standard">Find factorial of an integer?</text:p>
      <text:p text:style-name="Standard">How to implement Binary Search?</text:p>
      <text:p text:style-name="Standard">Merge Sort in Java?</text:p>
      <text:p text:style-name="Standard">Check if two arrays contains same elements?</text:p>
      <text:p text:style-name="Standard"><text:s/>How to find if a string is present in a text file?</text:p>
      <text:p text:style-name="Standard"><text:s text:c="2"/>How to print date in specific format?</text:p>
      <text:p text:style-name="Standard">How to merge two lists in java?</text:p>
      <text:p text:style-name="Standard">How to Sort HashMap by values?</text:p>
      <text:p text:style-name="Standard">remove all occurrences of a given character from input String?</text:p>
      <text:p text:style-name="Standard">How to get distinct characters and their count in a String?</text:p>
      <text:p text:style-name="Standard">How to prove String is immutable programmatically?</text:p>
      <text:p text:style-name="Standard">Write a Program to showcase inheritance?</text:p>
      <text:p text:style-name="Standard">Write a Program to Show Diamond Problem with Multiple Inheritance?</text:p>
      <text:p text:style-name="Standard">Write a Program to show try catch example?</text:p>
      <text:p text:style-name="Standard">Write a code to show NullPointerException</text:p>
      <text:p text:style-name="Standard">Write a Program to show try catch example?</text:p>
      <text:p text:style-name="Standard">Guess the Output of Code Snippets</text:p>
      <text:p text:style-name="Standard">1.String s1 = "abc";</text:p>
      <text:p text:style-name="Standard"><text:s text:c="2"/>String s2 = "abc";</text:p>
      <text:p text:style-name="Standard"><text:s text:c="2"/>System.out.println("s1 == s2 is:" + s1 == s2);</text:p>
      <text:p text:style-name="Standard"/>
      <text:p text:style-name="Standard">2.String s3 = "JournalDev";</text:p>
      <text:p text:style-name="Standard"><text:s text:c="2"/>int start = 1;</text:p>
      <text:p text:style-name="Standard"><text:s text:c="2"/>char end = 5;</text:p>
      <text:p text:style-name="Standard"><text:s text:c="2"/>System.out.println(start + end);</text:p>
      <text:p text:style-name="Standard"><text:s text:c="2"/>System.out.println(s3.substring(start, end));</text:p>
      <text:p text:style-name="Standard"/>
      <text:p text:style-name="Standard">3.try {</text:p>
      <text:p text:style-name="Standard"><text:s text:c="2"/><text:tab/>if (flag) {</text:p>
      <text:p text:style-name="Standard"><text:s text:c="2"/><text:tab/><text:tab/>while (true) {</text:p>
      <text:p text:style-name="Standard"><text:s text:c="2"/><text:tab/><text:tab/>}</text:p>
      <text:p text:style-name="Standard"><text:s text:c="2"/><text:tab/>} else {</text:p>
      <text:p text:style-name="Standard"><text:s text:c="2"/><text:tab/><text:tab/>System.exit(1);</text:p>
      <text:p text:style-name="Standard"><text:s text:c="2"/><text:tab/>}</text:p>
      <text:p text:style-name="Standard"><text:s text:c="2"/>} finally {</text:p>
      <text:p text:style-name="Standard"><text:s text:c="2"/><text:tab/>System.out.println("In Finally");</text:p>
      <text:p text:style-name="Standard"><text:s text:c="2"/>}</text:p>
      <text:p text:style-name="Standard"/>
      <text:p text:style-name="Standard">4.String str = null;</text:p>
      <text:p text:style-name="Standard"><text:s text:c="2"/>String str1="abc";</text:p>
      <text:p text:style-name="Standard"><text:s text:c="2"/>System.out.println(str1.equals("abc") | str.equals(null));</text:p>
      <text:p text:style-name="Standard"><text:soft-page-break/></text:p>
      <text:p text:style-name="Standard">5.String x = "abc";</text:p>
      <text:p text:style-name="Standard"><text:s text:c="2"/>String y = "abc";</text:p>
      <text:p text:style-name="Standard"><text:s text:c="2"/>x.concat(y);</text:p>
      <text:p text:style-name="Standard"><text:s text:c="2"/>System.out.print(x);</text:p>
      <text:p text:style-name="Standard"/>
      <text:p text:style-name="Standard">6.public class MathTest {</text:p>
      <text:p text:style-name="Standard"><text:s text:c="2"/><text:tab/>public void main(String[] args) {</text:p>
      <text:p text:style-name="Standard"><text:s text:c="2"/><text:tab/><text:tab/>int x = 10*10-10;</text:p>
      <text:p text:style-name="Standard"><text:s text:c="2"/><text:tab/><text:tab/>System.out.println(x);</text:p>
      <text:p text:style-name="Standard"><text:s text:c="2"/><text:tab/>}</text:p>
      <text:p text:style-name="Standard"><text:s text:c="2"/>}</text:p>
      <text:p text:style-name="Standard"/>
      <text:p text:style-name="Standard">7.public class Test {</text:p>
      <text:p text:style-name="Standard"><text:s text:c="2"/><text:tab/>public static void main(String[] args) {</text:p>
      <text:p text:style-name="Standard"><text:s text:c="2"/><text:tab/><text:tab/>try {</text:p>
      <text:p text:style-name="Standard"><text:s text:c="2"/><text:tab/><text:tab/><text:tab/>throw new IOException("Hello");</text:p>
      <text:p text:style-name="Standard"><text:s text:c="2"/><text:tab/><text:tab/>}catch(IOException | Exception e) {</text:p>
      <text:p text:style-name="Standard"><text:s text:c="2"/><text:tab/><text:tab/><text:tab/>System.out.println(e.getMessage());</text:p>
      <text:p text:style-name="Standard"><text:s text:c="2"/><text:tab/><text:tab/>}</text:p>
      <text:p text:style-name="Standard"><text:s text:c="2"/><text:tab/>}</text:p>
      <text:p text:style-name="Standard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10:11:05.436308213</meta:creation-date>
    <dc:date>2023-01-11T10:11:37.040997462</dc:date>
    <meta:editing-duration>PT32S</meta:editing-duration>
    <meta:editing-cycles>1</meta:editing-cycles>
    <meta:document-statistic meta:table-count="0" meta:image-count="0" meta:object-count="0" meta:page-count="2" meta:paragraph-count="68" meta:word-count="320" meta:character-count="2026" meta:non-whitespace-character-count="1675"/>
    <meta:generator>LibreOffice/6.4.7.2$Linux_X86_64 LibreOffice_project/40$Build-2</meta:generator>
  </office:meta>
</office:document-meta>
</file>